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9.606cm" fo:margin-left="-0.016cm" table:align="left"/>
    </style:style>
    <style:style style:name="Table2.A" style:family="table-column">
      <style:table-column-properties style:column-width="5.689cm"/>
    </style:style>
    <style:style style:name="Table2.B" style:family="table-column">
      <style:table-column-properties style:column-width="6.8cm"/>
    </style:style>
    <style:style style:name="Table2.C" style:family="table-column">
      <style:table-column-properties style:column-width="7.117cm"/>
    </style:style>
    <style:style style:name="Table2.A1" style:family="table-cell">
      <style:table-cell-properties fo:padding="0.097cm" fo:border-left="none" fo:border-right="none" fo:border-top="1pt solid #000000" fo:border-bottom="none"/>
    </style:style>
    <style:style style:name="Table1" style:family="table">
      <style:table-properties style:width="19.606cm" fo:margin-left="-0.042cm" table:align="left" style:shadow="none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16.436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1pt solid #000000" fo:border-bottom="none"/>
    </style:style>
    <style:style style:name="Table1.9" style:family="table-row">
      <style:table-row-properties style:min-row-height="1.998cm"/>
    </style:style>
    <style:style style:name="Table1.A9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073365" officeooo:paragraph-rsid="000bae7c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073365" officeooo:paragraph-rsid="0039e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073365" officeooo:paragraph-rsid="000bae7c"/>
    </style:style>
    <style:style style:name="P9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style:font-size-asian="11pt" style:font-size-complex="11pt"/>
    </style:style>
    <style:style style:name="P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1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officeooo:rsid="00073365" officeooo:paragraph-rsid="00073365" style:font-size-asian="11pt" style:font-size-complex="11pt"/>
    </style:style>
    <style:style style:name="P12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officeooo:rsid="00073365" officeooo:paragraph-rsid="0017a243" style:font-size-asian="11pt" style:font-size-complex="11pt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4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officeooo:rsid="0008ebd3" officeooo:paragraph-rsid="0008ebd3" style:font-size-asian="11pt" style:font-size-complex="11pt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6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officeooo:rsid="00152559" officeooo:paragraph-rsid="00152559" style:font-size-asian="11pt" style:font-size-complex="11pt"/>
    </style:style>
    <style:style style:name="P17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officeooo:rsid="00152559" officeooo:paragraph-rsid="00073365" style:font-size-asian="11pt" style:font-size-complex="11pt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38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margin-top="0cm" fo:margin-bottom="0cm" loext:contextual-spacing="false" fo:line-height="5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normal" officeooo:rsid="00512202" officeooo:paragraph-rsid="00512202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margin-top="0cm" fo:margin-bottom="0cm" loext:contextual-spacing="false" fo:line-height="15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margin-top="0cm" fo:margin-bottom="0cm" loext:contextual-spacing="false" fo:line-height="20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53f77e" officeooo:paragraph-rsid="0053f77e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53f77e" officeooo:paragraph-rsid="0053f77e" style:font-weight-asian="normal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style:font-size-asian="11pt" style:font-size-complex="11pt"/>
    </style:style>
    <style:style style:name="T6" style:family="text">
      <style:text-properties style:font-name="Liberation Sans" fo:font-size="11pt" officeooo:rsid="003a333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60a9"/>
    </style:style>
    <style:style style:name="T9" style:family="text">
      <style:text-properties officeooo:rsid="0017a243"/>
    </style:style>
    <style:style style:name="T10" style:family="text">
      <style:text-properties officeooo:rsid="001be1ec"/>
    </style:style>
    <style:style style:name="T11" style:family="text">
      <style:text-properties officeooo:rsid="001e196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cf99" style:font-weight-asian="normal" style:font-weight-complex="normal"/>
    </style:style>
    <style:style style:name="T14" style:family="text">
      <style:text-properties officeooo:rsid="0020d389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21fffe"/>
    </style:style>
    <style:style style:name="T17" style:family="text">
      <style:text-properties officeooo:rsid="002afd25"/>
    </style:style>
    <style:style style:name="T18" style:family="text">
      <style:text-properties officeooo:rsid="002ce993"/>
    </style:style>
    <style:style style:name="T19" style:family="text">
      <style:text-properties officeooo:rsid="002d3acc"/>
    </style:style>
    <style:style style:name="T20" style:family="text">
      <style:text-properties officeooo:rsid="00320769"/>
    </style:style>
    <style:style style:name="T21" style:family="text">
      <style:text-properties officeooo:rsid="0033cf99"/>
    </style:style>
    <style:style style:name="T22" style:family="text">
      <style:text-properties officeooo:rsid="0035ca2f"/>
    </style:style>
    <style:style style:name="T23" style:family="text">
      <style:text-properties officeooo:rsid="0037aad7"/>
    </style:style>
    <style:style style:name="T24" style:family="text">
      <style:text-properties officeooo:rsid="0039edf8"/>
    </style:style>
    <style:style style:name="T25" style:family="text">
      <style:text-properties officeooo:rsid="0042a48a"/>
    </style:style>
    <style:style style:name="T26" style:family="text">
      <style:text-properties officeooo:rsid="00448a63"/>
    </style:style>
    <style:style style:name="T27" style:family="text">
      <style:text-properties officeooo:rsid="00512202"/>
    </style:style>
    <style:style style:name="T28" style:family="text">
      <style:text-properties officeooo:rsid="00524450"/>
    </style:style>
    <style:style style:name="T29" style:family="text">
      <style:text-properties officeooo:rsid="0053490c"/>
    </style:style>
    <style:style style:name="T30" style:family="text">
      <style:text-properties officeooo:rsid="005587fe"/>
    </style:style>
    <style:style style:name="T31" style:family="text">
      <style:text-properties officeooo:rsid="00568cd9"/>
    </style:style>
    <style:style style:name="T32" style:family="text">
      <style:text-properties officeooo:rsid="0057aa76"/>
    </style:style>
    <style:style style:name="T33" style:family="text">
      <style:text-properties officeooo:rsid="00595a07"/>
    </style:style>
    <style:style style:name="T34" style:family="text">
      <style:text-properties officeooo:rsid="005c2404"/>
    </style:style>
    <style:style style:name="T35" style:family="text">
      <style:text-properties officeooo:rsid="005d08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<text:span text:style-name="T11">17 Tiger Lily Lane</text:span></text:p>
            <text:p text:style-name="P4"><text:span text:style-name="T11">Cape Elizabeth</text:span></text:p>
            <text:p text:style-name="P6">M<text:span text:style-name="T27">aine</text:span>, 04107</text:p>
            <text:p text:style-name="P5"/>
            <text:p text:style-name="P5">(207) 303-9817</text:p>
            <text:p text:style-name="P8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1">Social media:</text:p>
            <text:p text:style-name="P37"><text:span text:style-name="T12">Twitter, GitHub, Linked</text:span><text:span text:style-name="T13">in</text:span><text:span text:style-name="T12">:</text:span><text:span text:style-name="T7"> nrobinson2000</text:span></text:p>
            <text:p text:style-name="P32"/>
            <text:p text:style-name="P43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  <text:p text:style-name="P43"><text:span text:style-name="T4"/></text:p>
            <text:p text:style-name="P44"><text:span text:style-name="T6">C</text:span><text:span text:style-name="T5">EHS Coding Club Blog:</text:span></text:p>
            <text:p text:style-name="P45"><text:a xlink:type="simple" xlink:href="https://cehscoding.club/" text:style-name="Internet_20_link" text:visited-style-name="Visited_20_Internet_20_Link"><text:span text:style-name="T5">https://cehscoding.club</text:span></text:a></text:p>
          </table:table-cell>
          <table:table-cell table:style-name="Table2.A1" office:value-type="string">
            <text:p text:style-name="P30"><text:span text:style-name="T32">Specialized </text:span>Skills:<text:span text:style-name="T15"> </text:span></text:p>
            <text:p text:style-name="P33">Particle Firmware Development, Full-Stack Web Administration</text:p>
            <text:p text:style-name="P34"/>
            <text:p text:style-name="P35"><text:span text:style-name="T32">Top Programming </text:span>Languages:</text:p>
            <text:p text:style-name="P46"><text:s/><text:span text:style-name="T21">Particle </text:span>C++, <text:span text:style-name="T21">Bash</text:span>, <text:span text:style-name="T21">JavaScript</text:span>, Python</text:p>
            <text:p text:style-name="P33"/>
            <text:p text:style-name="P36"><text:span text:style-name="T27">Preferred</text:span> Systems:</text:p>
            <text:p text:style-name="P47">macOS, Raspberry Pi, <text:span text:style-name="T31">P</text:span>article Pho<text:span text:style-name="T26">ton</text:span>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xperience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8">February 2017 – <text:span text:style-name="T34">May 2017</text:span></text:p>
          </table:table-cell>
          <table:table-cell table:style-name="Table1.A2" office:value-type="string">
            <text:p text:style-name="P25">Web <text:span text:style-name="T16">C</text:span>onsultant</text:p>
            <text:p text:style-name="P25"/>
            <text:p text:style-name="P19">C<text:span text:style-name="T14">reated </text:span>and administered the website for DPC New England, a coalition of doctors providing direct primary care. Developed Wordpress, Discourse, and <text:span text:style-name="T14">system </text:span>adminis<text:span text:style-name="T14">tration</text:span> skills on an Ubuntu Linux server. <text:span text:style-name="T28">Now providing ongoing system updates and administrative support.</text:span></text:p>
          </table:table-cell>
        </table:table-row>
        <table:table-row>
          <table:table-cell table:style-name="Table1.A1" office:value-type="string">
            <text:p text:style-name="P20">June 2015 - Present</text:p>
          </table:table-cell>
          <table:table-cell table:style-name="Table1.A1" office:value-type="string">
            <text:p text:style-name="P26">Particle Community Volunteer</text:p>
            <text:p text:style-name="P26"/>
            <text:p text:style-name="P21">Assisting <text:span text:style-name="T19">the </text:span>developers and <text:span text:style-name="T18">users</text:span> of Particle, a company providing extensive Internet of Things services and micro-controller development kits used by developers and companies worldwide. <text:span text:style-name="T22">I d</text:span>irectly addres<text:span text:style-name="T21">s</text:span> topics within the <text:span text:style-name="T17">active</text:span> community, provid<text:span text:style-name="T35">e</text:span> assistance with code, and <text:span text:style-name="T23">give</text:span> feedback on Particle’s tools and services.</text:p>
          </table:table-cell>
        </table:table-row>
        <table:table-row>
          <table:table-cell table:style-name="Table1.A1" office:value-type="string">
            <text:p text:style-name="P29">Education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2016 - <text:span text:style-name="T30">2018</text:span></text:p>
          </table:table-cell>
          <table:table-cell table:style-name="Table1.A2" office:value-type="string">
            <text:p text:style-name="P42">Cape Elizabeth High School <text:s text:c="63"/><text:span text:style-name="T33">GPA: 90.58 <text:s/>SAT: 1,210</text:span></text:p>
            <text:p text:style-name="P41">Coding Club Leader, Junior <text:span text:style-name="T24">V</text:span>arsity <text:span text:style-name="T25">B</text:span>asketball</text:p>
            <text:p text:style-name="P38">In Coding Club I focus on helping other students create projects with the Particle IoT platform and teaching them the fundamentals of <text:span text:style-name="T20">developing smart devices and web based applications.</text:span></text:p>
            <text:p text:style-name="P39"/>
            <text:p text:style-name="P40">Presented to the Cape Elizabeth Education Foundation and received a $1,200 grant to purchase Raspberry Pi and Particle Photon hardware kits for use in Coding Club.</text:p>
          </table:table-cell>
        </table:table-row>
        <table:table-row>
          <table:table-cell table:style-name="Table1.A1" office:value-type="string">
            <text:p text:style-name="P15">Summer 2016</text:p>
          </table:table-cell>
          <table:table-cell table:style-name="Table1.A1" office:value-type="string">
            <text:p text:style-name="P23">Oxbridge Experience in Boston</text:p>
            <text:p text:style-name="P23"/>
            <text:p text:style-name="P22">Majored in Computer Science and minored in Neuropsychology during the summer of 2016 while residing at the Harvard Law School at Harvard University.</text:p>
            <text:p text:style-name="P22"/>
            <text:p text:style-name="P22">Created a semi-autonomous rover using a Particle Photon, and a Raspberry Pi that <text:span text:style-name="T25">completed various tasks</text:span>. Building the robot improved my C++ and Python programming skills.</text:p>
          </table:table-cell>
        </table:table-row>
        <table:table-row>
          <table:table-cell table:style-name="Table1.A1" office:value-type="string">
            <text:p text:style-name="P10">2015 - <text:span text:style-name="T11">2016</text:span> </text:p>
          </table:table-cell>
          <table:table-cell table:style-name="Table1.A1" office:value-type="string">
            <text:p text:style-name="P24">ACS Hillingdon International School, London, <text:span text:style-name="T29">United Kingdom</text:span></text:p>
            <text:p text:style-name="P11"/>
            <text:p text:style-name="P12">Tech Club Leader, Genius Bar <text:span text:style-name="T9">facilitator</text:span>, Junior Varsity Basketball, Volleyball and Tennis.</text:p>
            <text:p text:style-name="P17"/>
            <text:p text:style-name="P16">For my <text:span text:style-name="T10">G</text:span>rade 10 personal project I created an IoT demonstration that uses a Photon <text:span text:style-name="T8">to control servos and lights, and monitor sensors with an accompanying web application which I built using JavaScript, HTML, and CSS.</text:span></text:p>
          </table:table-cell>
        </table:table-row>
        <table:table-row>
          <table:table-cell table:style-name="Table1.A1" office:value-type="string">
            <text:p text:style-name="P13">Summer 2015</text:p>
          </table:table-cell>
          <table:table-cell table:style-name="Table1.A1" office:value-type="string">
            <text:p text:style-name="P27">Cambridge Prep Experience</text:p>
            <text:p text:style-name="P14"/>
            <text:p text:style-name="P14">Majored in Science and the Future and minored in Speech and Debate during the summer of 2015 while residing at Peterhouse College at Cambridge University.</text:p>
          </table:table-cell>
        </table:table-row>
        <table:table-row table:style-name="Table1.9">
          <table:table-cell table:style-name="Table1.A9" office:value-type="string">
            <text:p text:style-name="P13">Summer 2014</text:p>
          </table:table-cell>
          <table:table-cell table:style-name="Table1.A9" office:value-type="string">
            <text:p text:style-name="P27">Oxford Prep Experience</text:p>
            <text:p text:style-name="P14"/>
            <text:p text:style-name="P14">Majored in Computer Science and minored in Creative Writing while residing at Oriel College at Oxford Universit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7cm" fo:margin-bottom="0.432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1.6.2$Linux_X86_64 LibreOffice_project/10m0$Build-2</meta:generator>
    <dc:date>2017-05-24T20:02:05.967960901</dc:date>
    <meta:editing-duration>P1DT2H33M10S</meta:editing-duration>
    <meta:editing-cycles>76</meta:editing-cycles>
    <meta:print-date>2017-05-24T19:59:16.563993710</meta:print-date>
    <meta:document-statistic meta:table-count="2" meta:image-count="0" meta:object-count="0" meta:page-count="1" meta:paragraph-count="44" meta:word-count="384" meta:character-count="2718" meta:non-whitespace-character-count="2310"/>
  </office:meta>
</office:document-meta>
</file>